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table:style-name="ce1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table:style-name="ce1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table:style-name="ce1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table:style-name="ce1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24/11</text:p>
          </table:table-cell>
          <table:table-cell table:number-columns-repeated="21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table:style-name="ce1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style-name="ce1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table:style-name="ce1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style-name="ce1" office:value-type="string">
            <text:p>139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3">
            <text:p>63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style-name="ce1" office:value-type="string">
            <text:p>230</text:p>
          </table:table-cell>
          <table:table-cell office:value-type="float" office:value="35">
            <text:p>35</text:p>
          </table:table-cell>
          <table:table-cell office:value-type="string">
            <text:p>07/01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5">
            <text:p>6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table:style-name="ce1" office:value-type="string">
            <text:p>167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table:style-name="ce1" office:value-type="string">
            <text:p>2421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table:style-name="ce1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table:style-name="ce1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table:style-name="ce1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1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table:style-name="ce1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table:style-name="ce1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table:style-name="ce1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table:style-name="ce1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1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table:style-name="ce1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table:style-name="ce1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1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1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table:style-name="ce1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1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2"/>
        </table:table-row>
        <table:table-row table:style-name="ro1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table:style-name="ce1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1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office:value-type="string">
            <text:p>Musik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Inchelium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 table:style-name="ce1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 table:style-name="ce1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 table:style-name="ce1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table:style-name="ce1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8"/>
          <table:table-cell office:value-type="float" office:value="6.25">
            <text:p>6.25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table:number-columns-repeated="17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Z53]; 2))" office:value-type="float" office:value="145.8">
            <text:p>145.8</text:p>
          </table:table-cell>
          <table:table-cell table:number-columns-repeated="2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>
          <table:table-cell office:value-type="string">
            <text:p>Cilantro</text:p>
          </table:table-cell>
          <table:table-cell office:value-type="string">
            <text:p>Calypso</text:p>
          </table:table-cell>
          <table:table-cell table:style-name="ce1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1" table:number-rows-repeated="1048520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1/04/2012</text:date>, <text:time>15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2-01-04T15:45:07</dc:date>
    <dc:creator>Jericho </dc:creator>
    <meta:editing-duration>PT15H6M18S</meta:editing-duration>
    <meta:editing-cycles>24</meta:editing-cycles>
    <meta:document-statistic meta:table-count="1" meta:cell-count="725" meta:object-count="0"/>
  </office:meta>
</office:document-meta>
</file>